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ado_de_20170709_15_08_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.4259401888697" calcext:value-type="float">
            <text:p>86,4259401889</text:p>
          </table:table-cell>
          <table:table-cell office:value-type="float" office:value="93.1492054437415" calcext:value-type="float">
            <text:p>93,1492054437</text:p>
          </table:table-cell>
          <table:table-cell office:value-type="float" office:value="-190.79664244193" calcext:value-type="float">
            <text:p>-190,7966424419</text:p>
          </table:table-cell>
          <table:table-cell table:number-columns-repeated="2"/>
          <table:table-cell table:formula="of:=AVERAGE([.D1:.D30])" office:value-type="float" office:value="-173.673481728685" calcext:value-type="float">
            <text:p>-173,6734817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6.2021415716847" calcext:value-type="float">
            <text:p>-46,2021415717</text:p>
          </table:table-cell>
          <table:table-cell office:value-type="float" office:value="37.1754140806092" calcext:value-type="float">
            <text:p>37,1754140806</text:p>
          </table:table-cell>
          <table:table-cell office:value-type="float" office:value="-126.246664882579" calcext:value-type="float">
            <text:p>-126,2466648826</text:p>
          </table:table-cell>
          <table:table-cell table:number-columns-repeated="2"/>
          <table:table-cell table:formula="of:=MIN([.D1:.D30])" office:value-type="float" office:value="-226.890732794095" calcext:value-type="float">
            <text:p>-226,8907327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.8589183208263" calcext:value-type="float">
            <text:p>80,8589183208</text:p>
          </table:table-cell>
          <table:table-cell office:value-type="float" office:value="97.9748837293711" calcext:value-type="float">
            <text:p>97,9748837294</text:p>
          </table:table-cell>
          <table:table-cell office:value-type="float" office:value="-205.662494182721" calcext:value-type="float">
            <text:p>-205,66249418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.7433640552867" calcext:value-type="float">
            <text:p>90,7433640553</text:p>
          </table:table-cell>
          <table:table-cell office:value-type="float" office:value="99.158274874852" calcext:value-type="float">
            <text:p>99,1582748749</text:p>
          </table:table-cell>
          <table:table-cell office:value-type="float" office:value="-222.955535282977" calcext:value-type="float">
            <text:p>-222,95553528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.8621877278124" calcext:value-type="float">
            <text:p>87,8621877278</text:p>
          </table:table-cell>
          <table:table-cell office:value-type="float" office:value="99.8485092501285" calcext:value-type="float">
            <text:p>99,8485092501</text:p>
          </table:table-cell>
          <table:table-cell office:value-type="float" office:value="-225.706928378029" calcext:value-type="float">
            <text:p>-225,70692837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6.9306054240345" calcext:value-type="float">
            <text:p>-46,930605424</text:p>
          </table:table-cell>
          <table:table-cell office:value-type="float" office:value="38.1487084622618" calcext:value-type="float">
            <text:p>38,1487084623</text:p>
          </table:table-cell>
          <table:table-cell office:value-type="float" office:value="-126.401453901304" calcext:value-type="float">
            <text:p>-126,40145390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6.5973958311835" calcext:value-type="float">
            <text:p>-46,5973958312</text:p>
          </table:table-cell>
          <table:table-cell office:value-type="float" office:value="38.4625549132619" calcext:value-type="float">
            <text:p>38,4625549133</text:p>
          </table:table-cell>
          <table:table-cell office:value-type="float" office:value="-126.401556067103" calcext:value-type="float">
            <text:p>-126,401556067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.0225093989009" calcext:value-type="float">
            <text:p>92,0225093989</text:p>
          </table:table-cell>
          <table:table-cell office:value-type="float" office:value="99.9307486177125" calcext:value-type="float">
            <text:p>99,9307486177</text:p>
          </table:table-cell>
          <table:table-cell office:value-type="float" office:value="-225.57941308095" calcext:value-type="float">
            <text:p>-225,57941308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.178834048121" calcext:value-type="float">
            <text:p>91,1788340481</text:p>
          </table:table-cell>
          <table:table-cell office:value-type="float" office:value="98.6388787195858" calcext:value-type="float">
            <text:p>98,6388787196</text:p>
          </table:table-cell>
          <table:table-cell office:value-type="float" office:value="-219.872121874315" calcext:value-type="float">
            <text:p>-219,87212187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.867279133281" calcext:value-type="float">
            <text:p>73,8672791333</text:p>
          </table:table-cell>
          <table:table-cell office:value-type="float" office:value="96.9994842015491" calcext:value-type="float">
            <text:p>96,9994842015</text:p>
          </table:table-cell>
          <table:table-cell office:value-type="float" office:value="-175.506684282637" calcext:value-type="float">
            <text:p>-175,506684282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.2744893990086" calcext:value-type="float">
            <text:p>84,274489399</text:p>
          </table:table-cell>
          <table:table-cell office:value-type="float" office:value="87.0438854146579" calcext:value-type="float">
            <text:p>87,0438854147</text:p>
          </table:table-cell>
          <table:table-cell office:value-type="float" office:value="-145.824828363896" calcext:value-type="float">
            <text:p>-145,824828363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.4841709375784" calcext:value-type="float">
            <text:p>92,4841709376</text:p>
          </table:table-cell>
          <table:table-cell office:value-type="float" office:value="95.9036949941181" calcext:value-type="float">
            <text:p>95,9036949941</text:p>
          </table:table-cell>
          <table:table-cell office:value-type="float" office:value="-199.949628444728" calcext:value-type="float">
            <text:p>-199,949628444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6.9982681367375" calcext:value-type="float">
            <text:p>-46,9982681367</text:p>
          </table:table-cell>
          <table:table-cell office:value-type="float" office:value="37.2986908032208" calcext:value-type="float">
            <text:p>37,2986908032</text:p>
          </table:table-cell>
          <table:table-cell office:value-type="float" office:value="-126.215752227633" calcext:value-type="float">
            <text:p>-126,215752227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5.059700360235" calcext:value-type="float">
            <text:p>-45,0597003602</text:p>
          </table:table-cell>
          <table:table-cell office:value-type="float" office:value="37.7430113289359" calcext:value-type="float">
            <text:p>37,7430113289</text:p>
          </table:table-cell>
          <table:table-cell office:value-type="float" office:value="-126.241355283718" calcext:value-type="float">
            <text:p>-126,241355283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6.1669166622881" calcext:value-type="float">
            <text:p>-46,1669166623</text:p>
          </table:table-cell>
          <table:table-cell office:value-type="float" office:value="37.5900311854021" calcext:value-type="float">
            <text:p>37,5900311854</text:p>
          </table:table-cell>
          <table:table-cell office:value-type="float" office:value="-126.367400526672" calcext:value-type="float">
            <text:p>-126,36740052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.5603947491951" calcext:value-type="float">
            <text:p>90,5603947492</text:p>
          </table:table-cell>
          <table:table-cell office:value-type="float" office:value="99.9788243015201" calcext:value-type="float">
            <text:p>99,9788243015</text:p>
          </table:table-cell>
          <table:table-cell office:value-type="float" office:value="-226.890732794095" calcext:value-type="float">
            <text:p>-226,890732794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.7735264307041" calcext:value-type="float">
            <text:p>90,7735264307</text:p>
          </table:table-cell>
          <table:table-cell office:value-type="float" office:value="99.2791618975625" calcext:value-type="float">
            <text:p>99,2791618976</text:p>
          </table:table-cell>
          <table:table-cell office:value-type="float" office:value="-223.526622831076" calcext:value-type="float">
            <text:p>-223,526622831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6.4830583557108" calcext:value-type="float">
            <text:p>-46,4830583557</text:p>
          </table:table-cell>
          <table:table-cell office:value-type="float" office:value="38.0982032835835" calcext:value-type="float">
            <text:p>38,0982032836</text:p>
          </table:table-cell>
          <table:table-cell office:value-type="float" office:value="-126.423513258486" calcext:value-type="float">
            <text:p>-126,423513258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.0646646832012" calcext:value-type="float">
            <text:p>97,0646646832</text:p>
          </table:table-cell>
          <table:table-cell office:value-type="float" office:value="99.9235448758668" calcext:value-type="float">
            <text:p>99,9235448759</text:p>
          </table:table-cell>
          <table:table-cell office:value-type="float" office:value="-213.243670291547" calcext:value-type="float">
            <text:p>-213,243670291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6.1708889060879" calcext:value-type="float">
            <text:p>-46,1708889061</text:p>
          </table:table-cell>
          <table:table-cell office:value-type="float" office:value="38.2847189523022" calcext:value-type="float">
            <text:p>38,2847189523</text:p>
          </table:table-cell>
          <table:table-cell office:value-type="float" office:value="-126.407161563624" calcext:value-type="float">
            <text:p>-126,407161563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.7375632515167" calcext:value-type="float">
            <text:p>88,7375632515</text:p>
          </table:table-cell>
          <table:table-cell office:value-type="float" office:value="99.832148604068" calcext:value-type="float">
            <text:p>99,8321486041</text:p>
          </table:table-cell>
          <table:table-cell office:value-type="float" office:value="-226.210119582364" calcext:value-type="float">
            <text:p>-226,21011958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.7877305891152" calcext:value-type="float">
            <text:p>90,7877305891</text:p>
          </table:table-cell>
          <table:table-cell office:value-type="float" office:value="95.9273280864524" calcext:value-type="float">
            <text:p>95,9273280865</text:p>
          </table:table-cell>
          <table:table-cell office:value-type="float" office:value="-204.031180127259" calcext:value-type="float">
            <text:p>-204,031180127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.5211065018445" calcext:value-type="float">
            <text:p>88,5211065018</text:p>
          </table:table-cell>
          <table:table-cell office:value-type="float" office:value="98.5888743800944" calcext:value-type="float">
            <text:p>98,5888743801</text:p>
          </table:table-cell>
          <table:table-cell office:value-type="float" office:value="-220.905118663661" calcext:value-type="float">
            <text:p>-220,905118663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6.2320673476989" calcext:value-type="float">
            <text:p>-46,2320673477</text:p>
          </table:table-cell>
          <table:table-cell office:value-type="float" office:value="38.2013090579014" calcext:value-type="float">
            <text:p>38,2013090579</text:p>
          </table:table-cell>
          <table:table-cell office:value-type="float" office:value="-126.416516611214" calcext:value-type="float">
            <text:p>-126,416516611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1396332014905" calcext:value-type="float">
            <text:p>89,1396332015</text:p>
          </table:table-cell>
          <table:table-cell office:value-type="float" office:value="97.5853423429592" calcext:value-type="float">
            <text:p>97,585342343</text:p>
          </table:table-cell>
          <table:table-cell office:value-type="float" office:value="-215.896639646772" calcext:value-type="float">
            <text:p>-215,896639646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8.9861409379829" calcext:value-type="float">
            <text:p>88,986140938</text:p>
          </table:table-cell>
          <table:table-cell office:value-type="float" office:value="99.5107375797315" calcext:value-type="float">
            <text:p>99,5107375797</text:p>
          </table:table-cell>
          <table:table-cell office:value-type="float" office:value="-224.996515145977" calcext:value-type="float">
            <text:p>-224,99651514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6.4717720315245" calcext:value-type="float">
            <text:p>-46,4717720315</text:p>
          </table:table-cell>
          <table:table-cell office:value-type="float" office:value="38.1389582865476" calcext:value-type="float">
            <text:p>38,1389582865</text:p>
          </table:table-cell>
          <table:table-cell office:value-type="float" office:value="-126.423769576775" calcext:value-type="float">
            <text:p>-126,423769576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6.0221562210338" calcext:value-type="float">
            <text:p>-46,022156221</text:p>
          </table:table-cell>
          <table:table-cell office:value-type="float" office:value="37.3041295693981" calcext:value-type="float">
            <text:p>37,3041295694</text:p>
          </table:table-cell>
          <table:table-cell office:value-type="float" office:value="-126.291116406597" calcext:value-type="float">
            <text:p>-126,291116406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6.9393429191076" calcext:value-type="float">
            <text:p>-46,9393429191</text:p>
          </table:table-cell>
          <table:table-cell office:value-type="float" office:value="38.2913573277446" calcext:value-type="float">
            <text:p>38,2913573277</text:p>
          </table:table-cell>
          <table:table-cell office:value-type="float" office:value="-126.400305447659" calcext:value-type="float">
            <text:p>-126,400305447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6.7913033676957" calcext:value-type="float">
            <text:p>-46,7913033677</text:p>
          </table:table-cell>
          <table:table-cell office:value-type="float" office:value="38.1862137218042" calcext:value-type="float">
            <text:p>38,1862137218</text:p>
          </table:table-cell>
          <table:table-cell office:value-type="float" office:value="-126.413010692251" calcext:value-type="float">
            <text:p>-126,4130106923</text:p>
          </table:table-cell>
          <table:table-cell table:number-columns-repeated="3"/>
        </table:table-row>
      </table:table>
      <table:table table:name="resultado_desa3_20170709_15_50_3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7588945623926" calcext:value-type="float">
            <text:p>91,7588945624</text:p>
          </table:table-cell>
          <table:table-cell office:value-type="float" office:value="94.4294815172655" calcext:value-type="float">
            <text:p>94,4294815173</text:p>
          </table:table-cell>
          <table:table-cell office:value-type="float" office:value="-190.799850261549" calcext:value-type="float">
            <text:p>-190,7998502616</text:p>
          </table:table-cell>
          <table:table-cell table:number-columns-repeated="2"/>
          <table:table-cell table:formula="of:=AVERAGE([.D1:.D30])" office:value-type="float" office:value="-186.994486772864" calcext:value-type="float">
            <text:p>-186,9944867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.916660470881" calcext:value-type="float">
            <text:p>89,9166604709</text:p>
          </table:table-cell>
          <table:table-cell office:value-type="float" office:value="99.7780992255053" calcext:value-type="float">
            <text:p>99,7780992255</text:p>
          </table:table-cell>
          <table:table-cell office:value-type="float" office:value="-226.176546643847" calcext:value-type="float">
            <text:p>-226,1765466438</text:p>
          </table:table-cell>
          <table:table-cell table:number-columns-repeated="2"/>
          <table:table-cell table:formula="of:=MIN([.D1:.D30])" office:value-type="float" office:value="-226.935457381391" calcext:value-type="float">
            <text:p>-226,93545738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.183801149627" calcext:value-type="float">
            <text:p>93,1838011496</text:p>
          </table:table-cell>
          <table:table-cell office:value-type="float" office:value="99.1511955945732" calcext:value-type="float">
            <text:p>99,1511955946</text:p>
          </table:table-cell>
          <table:table-cell office:value-type="float" office:value="-219.605719618381" calcext:value-type="float">
            <text:p>-219,605719618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.4467846051727" calcext:value-type="float">
            <text:p>92,4467846052</text:p>
          </table:table-cell>
          <table:table-cell office:value-type="float" office:value="99.9066865001466" calcext:value-type="float">
            <text:p>99,9066865001</text:p>
          </table:table-cell>
          <table:table-cell office:value-type="float" office:value="-224.936975840416" calcext:value-type="float">
            <text:p>-224,93697584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7.5132446465315" calcext:value-type="float">
            <text:p>-47,5132446465</text:p>
          </table:table-cell>
          <table:table-cell office:value-type="float" office:value="37.7854677185056" calcext:value-type="float">
            <text:p>37,7854677185</text:p>
          </table:table-cell>
          <table:table-cell office:value-type="float" office:value="-126.257954639243" calcext:value-type="float">
            <text:p>-126,25795463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.6594597607989" calcext:value-type="float">
            <text:p>81,6594597608</text:p>
          </table:table-cell>
          <table:table-cell office:value-type="float" office:value="96.699867409825" calcext:value-type="float">
            <text:p>96,6998674098</text:p>
          </table:table-cell>
          <table:table-cell office:value-type="float" office:value="-203.920417458307" calcext:value-type="float">
            <text:p>-203,920417458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5.3885992832926" calcext:value-type="float">
            <text:p>-45,3885992833</text:p>
          </table:table-cell>
          <table:table-cell office:value-type="float" office:value="36.7023441400628" calcext:value-type="float">
            <text:p>36,7023441401</text:p>
          </table:table-cell>
          <table:table-cell office:value-type="float" office:value="-126.002551790899" calcext:value-type="float">
            <text:p>-126,002551790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.5161771889897" calcext:value-type="float">
            <text:p>95,516177189</text:p>
          </table:table-cell>
          <table:table-cell office:value-type="float" office:value="97.5731019793161" calcext:value-type="float">
            <text:p>97,5731019793</text:p>
          </table:table-cell>
          <table:table-cell office:value-type="float" office:value="-202.425993679587" calcext:value-type="float">
            <text:p>-202,425993679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6.9293760493405" calcext:value-type="float">
            <text:p>-46,9293760493</text:p>
          </table:table-cell>
          <table:table-cell office:value-type="float" office:value="37.8971425069886" calcext:value-type="float">
            <text:p>37,897142507</text:p>
          </table:table-cell>
          <table:table-cell office:value-type="float" office:value="-126.381517369803" calcext:value-type="float">
            <text:p>-126,381517369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.5857631584205" calcext:value-type="float">
            <text:p>94,5857631584</text:p>
          </table:table-cell>
          <table:table-cell office:value-type="float" office:value="99.081263013319" calcext:value-type="float">
            <text:p>99,0812630133</text:p>
          </table:table-cell>
          <table:table-cell office:value-type="float" office:value="-215.86158399531" calcext:value-type="float">
            <text:p>-215,861583995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.662676863537" calcext:value-type="float">
            <text:p>91,6626768635</text:p>
          </table:table-cell>
          <table:table-cell office:value-type="float" office:value="99.7618898488954" calcext:value-type="float">
            <text:p>99,7618898489</text:p>
          </table:table-cell>
          <table:table-cell office:value-type="float" office:value="-225.129191514364" calcext:value-type="float">
            <text:p>-225,129191514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.5137685857067" calcext:value-type="float">
            <text:p>87,5137685857</text:p>
          </table:table-cell>
          <table:table-cell office:value-type="float" office:value="99.8707881359745" calcext:value-type="float">
            <text:p>99,870788136</text:p>
          </table:table-cell>
          <table:table-cell office:value-type="float" office:value="-225.464322653632" calcext:value-type="float">
            <text:p>-225,464322653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5.5985824419218" calcext:value-type="float">
            <text:p>-45,5985824419</text:p>
          </table:table-cell>
          <table:table-cell office:value-type="float" office:value="38.0254275289708" calcext:value-type="float">
            <text:p>38,025427529</text:p>
          </table:table-cell>
          <table:table-cell office:value-type="float" office:value="-126.355742468891" calcext:value-type="float">
            <text:p>-126,355742468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.1341273182605" calcext:value-type="float">
            <text:p>92,1341273183</text:p>
          </table:table-cell>
          <table:table-cell office:value-type="float" office:value="99.2061955627097" calcext:value-type="float">
            <text:p>99,2061955627</text:p>
          </table:table-cell>
          <table:table-cell office:value-type="float" office:value="-221.70230586743" calcext:value-type="float">
            <text:p>-221,702305867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.887933752419" calcext:value-type="float">
            <text:p>91,8879337524</text:p>
          </table:table-cell>
          <table:table-cell office:value-type="float" office:value="99.4168567064322" calcext:value-type="float">
            <text:p>99,4168567064</text:p>
          </table:table-cell>
          <table:table-cell office:value-type="float" office:value="-223.140486159581" calcext:value-type="float">
            <text:p>-223,140486159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.512265465946" calcext:value-type="float">
            <text:p>87,5122654659</text:p>
          </table:table-cell>
          <table:table-cell office:value-type="float" office:value="99.9778852897119" calcext:value-type="float">
            <text:p>99,9778852897</text:p>
          </table:table-cell>
          <table:table-cell office:value-type="float" office:value="-225.836460661671" calcext:value-type="float">
            <text:p>-225,83646066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6.8105614286669" calcext:value-type="float">
            <text:p>-46,8105614287</text:p>
          </table:table-cell>
          <table:table-cell office:value-type="float" office:value="37.8809038363904" calcext:value-type="float">
            <text:p>37,8809038364</text:p>
          </table:table-cell>
          <table:table-cell office:value-type="float" office:value="-126.39157342515" calcext:value-type="float">
            <text:p>-126,391573425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.1291974566979" calcext:value-type="float">
            <text:p>89,1291974567</text:p>
          </table:table-cell>
          <table:table-cell office:value-type="float" office:value="99.979258475492" calcext:value-type="float">
            <text:p>99,9792584755</text:p>
          </table:table-cell>
          <table:table-cell office:value-type="float" office:value="-226.935457381391" calcext:value-type="float">
            <text:p>-226,935457381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6.7042177705927" calcext:value-type="float">
            <text:p>-46,7042177706</text:p>
          </table:table-cell>
          <table:table-cell office:value-type="float" office:value="38.1430571718164" calcext:value-type="float">
            <text:p>38,1430571718</text:p>
          </table:table-cell>
          <table:table-cell office:value-type="float" office:value="-126.417673332848" calcext:value-type="float">
            <text:p>-126,417673332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7.9834810042327" calcext:value-type="float">
            <text:p>-47,9834810042</text:p>
          </table:table-cell>
          <table:table-cell office:value-type="float" office:value="37.4113495139518" calcext:value-type="float">
            <text:p>37,411349514</text:p>
          </table:table-cell>
          <table:table-cell office:value-type="float" office:value="-125.995170353017" calcext:value-type="float">
            <text:p>-125,99517035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.1339117886952" calcext:value-type="float">
            <text:p>88,1339117887</text:p>
          </table:table-cell>
          <table:table-cell office:value-type="float" office:value="99.2045127434679" calcext:value-type="float">
            <text:p>99,2045127435</text:p>
          </table:table-cell>
          <table:table-cell office:value-type="float" office:value="-223.415245946263" calcext:value-type="float">
            <text:p>-223,415245946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.5210412275079" calcext:value-type="float">
            <text:p>90,5210412275</text:p>
          </table:table-cell>
          <table:table-cell office:value-type="float" office:value="99.4065970595411" calcext:value-type="float">
            <text:p>99,4065970595</text:p>
          </table:table-cell>
          <table:table-cell office:value-type="float" office:value="-224.296467203498" calcext:value-type="float">
            <text:p>-224,296467203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.7063970168086" calcext:value-type="float">
            <text:p>77,7063970168</text:p>
          </table:table-cell>
          <table:table-cell office:value-type="float" office:value="98.3685888485367" calcext:value-type="float">
            <text:p>98,3685888485</text:p>
          </table:table-cell>
          <table:table-cell office:value-type="float" office:value="-195.227761191073" calcext:value-type="float">
            <text:p>-195,227761191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.5418113167862" calcext:value-type="float">
            <text:p>86,5418113168</text:p>
          </table:table-cell>
          <table:table-cell office:value-type="float" office:value="98.7827499347969" calcext:value-type="float">
            <text:p>98,7827499348</text:p>
          </table:table-cell>
          <table:table-cell office:value-type="float" office:value="-220.449697203225" calcext:value-type="float">
            <text:p>-220,449697203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.9128696992744" calcext:value-type="float">
            <text:p>88,9128696993</text:p>
          </table:table-cell>
          <table:table-cell office:value-type="float" office:value="99.6819081431646" calcext:value-type="float">
            <text:p>99,6819081432</text:p>
          </table:table-cell>
          <table:table-cell office:value-type="float" office:value="-225.679167424726" calcext:value-type="float">
            <text:p>-225,679167424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.2255092916223" calcext:value-type="float">
            <text:p>90,2255092916</text:p>
          </table:table-cell>
          <table:table-cell office:value-type="float" office:value="96.7665657527189" calcext:value-type="float">
            <text:p>96,7665657527</text:p>
          </table:table-cell>
          <table:table-cell office:value-type="float" office:value="-210.295665762191" calcext:value-type="float">
            <text:p>-210,295665762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4.6386033101091" calcext:value-type="float">
            <text:p>-44,6386033101</text:p>
          </table:table-cell>
          <table:table-cell office:value-type="float" office:value="37.9029522875604" calcext:value-type="float">
            <text:p>37,9029522876</text:p>
          </table:table-cell>
          <table:table-cell office:value-type="float" office:value="-126.118284732858" calcext:value-type="float">
            <text:p>-126,118284732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5.5818700562615" calcext:value-type="float">
            <text:p>85,5818700563</text:p>
          </table:table-cell>
          <table:table-cell office:value-type="float" office:value="97.9616249671188" calcext:value-type="float">
            <text:p>97,9616249671</text:p>
          </table:table-cell>
          <table:table-cell office:value-type="float" office:value="-216.112767611453" calcext:value-type="float">
            <text:p>-216,112767611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7.1706513732657" calcext:value-type="float">
            <text:p>-47,1706513733</text:p>
          </table:table-cell>
          <table:table-cell office:value-type="float" office:value="38.1842396262108" calcext:value-type="float">
            <text:p>38,1842396262</text:p>
          </table:table-cell>
          <table:table-cell office:value-type="float" office:value="-126.374230827804" calcext:value-type="float">
            <text:p>-126,374230827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6.5436257880555" calcext:value-type="float">
            <text:p>-46,5436257881</text:p>
          </table:table-cell>
          <table:table-cell office:value-type="float" office:value="36.9552458946933" calcext:value-type="float">
            <text:p>36,9552458947</text:p>
          </table:table-cell>
          <table:table-cell office:value-type="float" office:value="-126.127820167512" calcext:value-type="float">
            <text:p>-126,12782016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9T18:20:57.511372115</dc:date>
    <meta:editing-duration>PT1H57M15S</meta:editing-duration>
    <meta:editing-cycles>2</meta:editing-cycles>
    <meta:generator>LibreOffice/5.1.6.2$Linux_X86_64 LibreOffice_project/10m0$Build-2</meta:generator>
    <meta:document-statistic meta:table-count="2" meta:cell-count="244" meta:object-count="0"/>
  </office:meta>
</office:document-meta>
</file>